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5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matricula</text:p>
          </table:table-cell>
          <table:table-cell table:style-name="Default" office:value-type="string" calcext:value-type="string">
            <text:p>data_nascimento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ne Silva</text:p>
          </table:table-cell>
          <table:table-cell office:value-type="float" office:value="20101006050" calcext:value-type="float">
            <text:p>20101006050</text:p>
          </table:table-cell>
          <table:table-cell office:value-type="date" office:date-value="1992-01-05" calcext:value-type="date">
            <text:p>05/01/9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ábio Nascimento</text:p>
          </table:table-cell>
          <table:table-cell office:value-type="float" office:value="20111555248" calcext:value-type="float">
            <text:p>20111555248</text:p>
          </table:table-cell>
          <table:table-cell office:value-type="date" office:date-value="1993-02-02" calcext:value-type="date">
            <text:p>02/02/9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árbara Corréia</text:p>
          </table:table-cell>
          <table:table-cell office:value-type="float" office:value="20102154544" calcext:value-type="float">
            <text:p>20102154544</text:p>
          </table:table-cell>
          <table:table-cell office:value-type="date" office:date-value="1992-07-03" calcext:value-type="date">
            <text:p>03/07/9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aina Feitosa</text:p>
          </table:table-cell>
          <table:table-cell office:value-type="float" office:value="20115454772" calcext:value-type="float">
            <text:p>20115454772</text:p>
          </table:table-cell>
          <table:table-cell office:value-type="date" office:date-value="1991-04-04" calcext:value-type="date">
            <text:p>04/04/9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los Eufrásio</text:p>
          </table:table-cell>
          <table:table-cell office:value-type="float" office:value="20120201144" calcext:value-type="float">
            <text:p>20120201144</text:p>
          </table:table-cell>
          <table:table-cell office:value-type="date" office:date-value="1990-10-05" calcext:value-type="date">
            <text:p>05/10/9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cos Feitosa</text:p>
          </table:table-cell>
          <table:table-cell office:value-type="float" office:value="20135488963" calcext:value-type="float">
            <text:p>20135488963</text:p>
          </table:table-cell>
          <table:table-cell office:value-type="date" office:date-value="1995-07-06" calcext:value-type="date">
            <text:p>06/07/9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ão Dória</text:p>
          </table:table-cell>
          <table:table-cell office:value-type="float" office:value="20102001355" calcext:value-type="float">
            <text:p>20102001355</text:p>
          </table:table-cell>
          <table:table-cell office:value-type="date" office:date-value="1996-09-07" calcext:value-type="date">
            <text:p>07/09/9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cas Tadéu</text:p>
          </table:table-cell>
          <table:table-cell office:value-type="float" office:value="20145061001" calcext:value-type="float">
            <text:p>20145061001</text:p>
          </table:table-cell>
          <table:table-cell office:value-type="date" office:date-value="1962-10-08" calcext:value-type="date">
            <text:p>08/10/6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ia Clara</text:p>
          </table:table-cell>
          <table:table-cell office:value-type="float" office:value="20151002040" calcext:value-type="float">
            <text:p>20151002040</text:p>
          </table:table-cell>
          <table:table-cell office:value-type="date" office:date-value="1992-01-09" calcext:value-type="date">
            <text:p>09/01/9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dro Lucas</text:p>
          </table:table-cell>
          <table:table-cell office:value-type="float" office:value="20101024000" calcext:value-type="float">
            <text:p>20101024000</text:p>
          </table:table-cell>
          <table:table-cell office:value-type="date" office:date-value="1991-02-10" calcext:value-type="date">
            <text:p>10/02/9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lliana Santos</text:p>
          </table:table-cell>
          <table:table-cell office:value-type="float" office:value="20111005080" calcext:value-type="float">
            <text:p>20111005080</text:p>
          </table:table-cell>
          <table:table-cell office:value-type="date" office:date-value="1993-08-11" calcext:value-type="date">
            <text:p>11/08/9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riano Moreira</text:p>
          </table:table-cell>
          <table:table-cell office:value-type="float" office:value="20120004050" calcext:value-type="float">
            <text:p>20120004050</text:p>
          </table:table-cell>
          <table:table-cell office:value-type="date" office:date-value="1942-10-12" calcext:value-type="date">
            <text:p>12/10/4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lipe dos Santos</text:p>
          </table:table-cell>
          <table:table-cell office:value-type="float" office:value="20136009020" calcext:value-type="float">
            <text:p>20136009020</text:p>
          </table:table-cell>
          <table:table-cell office:value-type="date" office:date-value="1991-10-13" calcext:value-type="date">
            <text:p>13/10/9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ário Ferreira </text:p>
          </table:table-cell>
          <table:table-cell office:value-type="float" office:value="20124050120" calcext:value-type="float">
            <text:p>20124050120</text:p>
          </table:table-cell>
          <table:table-cell office:value-type="date" office:date-value="1996-10-14" calcext:value-type="date">
            <text:p>14/10/9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oana <text:s/>Pereira</text:p>
          </table:table-cell>
          <table:table-cell office:value-type="float" office:value="20131002450" calcext:value-type="float">
            <text:p>20131002450</text:p>
          </table:table-cell>
          <table:table-cell office:value-type="date" office:date-value="1994-12-15" calcext:value-type="date">
            <text:p>15/12/9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nato Batista</text:p>
          </table:table-cell>
          <table:table-cell office:value-type="float" office:value="20111002010" calcext:value-type="float">
            <text:p>20111002010</text:p>
          </table:table-cell>
          <table:table-cell office:value-type="date" office:date-value="1992-10-20" calcext:value-type="date">
            <text:p>20/10/92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uan da Silva</text:p>
          </table:table-cell>
          <table:table-cell office:value-type="float" office:value="20111006087" calcext:value-type="float">
            <text:p>20111006087</text:p>
          </table:table-cell>
          <table:table-cell office:value-type="date" office:date-value="1992-06-17" calcext:value-type="date">
            <text:p>17/06/9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lene Costa</text:p>
          </table:table-cell>
          <table:table-cell office:value-type="float" office:value="20145100214" calcext:value-type="float">
            <text:p>20145100214</text:p>
          </table:table-cell>
          <table:table-cell office:value-type="date" office:date-value="1995-08-18" calcext:value-type="date">
            <text:p>18/08/9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ília Gomes</text:p>
          </table:table-cell>
          <table:table-cell office:value-type="float" office:value="20141002143" calcext:value-type="float">
            <text:p>20141002143</text:p>
          </table:table-cell>
          <table:table-cell office:value-type="date" office:date-value="1996-11-19" calcext:value-type="date">
            <text:p>19/11/9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manuel da Costa</text:p>
          </table:table-cell>
          <table:table-cell office:value-type="float" office:value="20111003010" calcext:value-type="float">
            <text:p>20111003010</text:p>
          </table:table-cell>
          <table:table-cell office:value-type="date" office:date-value="1992-11-14" calcext:value-type="date">
            <text:p>14/11/9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0:03:14.660443627</meta:creation-date>
    <dc:date>2016-10-05T20:42:16.531005737</dc:date>
    <meta:editing-duration>PT39M9S</meta:editing-duration>
    <meta:editing-cycles>14</meta:editing-cycles>
    <meta:generator>LibreOffice/5.1.4.2$Linux_X86_64 LibreOffice_project/10m0$Build-2</meta:generator>
    <meta:document-statistic meta:table-count="1" meta:cell-count="84" meta:object-count="0"/>
  </office:meta>
</office:document-meta>
</file>